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style:register-true="true">
        <style:tab-stops/>
      </style:paragraph-properties>
      <style:text-properties fo:font-size="12pt" fo:font-weight="bold" fo:background-color="#ffffff" style:font-size-asian="12pt" style:font-weight-asian="bold" style:font-size-complex="12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top="0in" fo:margin-bottom="0in" style:contextual-spacing="true" style:register-true="true"/>
      <style:text-properties fo:font-size="12pt" fo:font-weight="bold" fo:background-color="#ffffff" style:font-size-asian="12pt" style:font-weight-asian="bold" style:font-size-complex="12pt" style:font-weight-complex="bold"/>
    </style:style>
    <style:style style:name="P3" style:family="paragraph" style:parent-style-name="Standard">
      <loext:graphic-properties draw:fill-gradient-name="Gradient_20_2" draw:fill-hatch-name="hatch"/>
      <style:paragraph-properties fo:margin-top="0in" fo:margin-bottom="0in" style:contextual-spacing="false" fo:line-height="100%" style:register-true="true"/>
      <style:text-properties fo:font-size="12pt" fo:font-weight="bold" officeooo:rsid="00277470" officeooo:paragraph-rsid="00277470" fo:background-color="#ffffff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-gradient-name="Gradient_20_2" draw:fill-hatch-name="hatch"/>
      <style:paragraph-properties fo:margin-top="0in" fo:margin-bottom="0in" style:contextual-spacing="false" fo:line-height="100%" style:register-true="true"/>
      <style:text-properties fo:font-size="12pt" fo:font-weight="bold" fo:background-color="#ffffff" style:font-size-asian="12pt" style:font-weight-asian="bold" style:font-size-complex="12pt" style:font-weight-complex="bold"/>
    </style:style>
    <style:style style:name="T1" style:family="text">
      <style:text-properties officeooo:rsid="001798aa"/>
    </style:style>
    <style:style style:name="T2" style:family="text">
      <style:text-properties officeooo:rsid="001df0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ews – Brand Sakura Baru Di Exclude Dari Program Komisi Loyalty Mingguan Dan Program Liga Brand</text:p>
      <text:p text:style-name="P4"/>
      <text:p text:style-name="P3">News - Program Paket Usaha</text:p>
      <text:p text:style-name="P3"/>
      <text:p text:style-name="P3">Campaign/Promo - Pesta Bogo</text:p>
      <text:p text:style-name="P3"/>
      <text:p text:style-name="P3">Campaign/Promo – Program Komisi Referral Premium</text:p>
      <text:p text:style-name="P3"/>
      <text:p text:style-name="P3">News - Brand Reglow Tutup Sementar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2:31:27.688389283</meta:creation-date>
    <dc:date>2022-08-13T15:47:28.936515998</dc:date>
    <meta:editing-duration>PT13H24M5S</meta:editing-duration>
    <meta:editing-cycles>8</meta:editing-cycles>
    <meta:generator>LibreOffice/7.3.5.2$Linux_X86_64 LibreOffice_project/30$Build-2</meta:generator>
    <meta:document-statistic meta:table-count="0" meta:image-count="0" meta:object-count="0" meta:page-count="1" meta:paragraph-count="5" meta:word-count="35" meta:character-count="231" meta:non-whitespace-character-count="199"/>
  </office:meta>
</office:document-meta>
</file>